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5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3803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6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7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8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20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2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3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4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5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6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7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8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30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1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2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3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4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5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6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7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8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9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40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2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3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P44" style:family="paragraph" style:parent-style-name="Standard">
      <style:paragraph-properties fo:text-align="justify" style:justify-single-word="false"/>
      <style:text-properties officeooo:rsid="00380357" officeooo:paragraph-rsid="00380357"/>
    </style:style>
    <style:style style:name="P45" style:family="paragraph" style:parent-style-name="Standard">
      <style:paragraph-properties fo:text-align="center" style:justify-single-word="false"/>
      <style:text-properties officeooo:rsid="0003bd09" officeooo:paragraph-rsid="00385013"/>
    </style:style>
    <style:style style:name="P46" style:family="paragraph" style:parent-style-name="Standard">
      <style:paragraph-properties fo:text-align="center" style:justify-single-word="false"/>
      <style:text-properties officeooo:rsid="0003bd09" officeooo:paragraph-rsid="0038eddb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51fc1"/>
    </style:style>
    <style:style style:name="T3" style:family="text">
      <style:text-properties officeooo:rsid="00077663"/>
    </style:style>
    <style:style style:name="T4" style:family="text">
      <style:text-properties officeooo:rsid="000bd2a7"/>
    </style:style>
    <style:style style:name="T5" style:family="text">
      <style:text-properties officeooo:rsid="000c2470"/>
    </style:style>
    <style:style style:name="T6" style:family="text">
      <style:text-properties officeooo:rsid="001033b5"/>
    </style:style>
    <style:style style:name="T7" style:family="text">
      <style:text-properties officeooo:rsid="001144fb"/>
    </style:style>
    <style:style style:name="T8" style:family="text">
      <style:text-properties officeooo:rsid="00159f7a"/>
    </style:style>
    <style:style style:name="T9" style:family="text">
      <style:text-properties officeooo:rsid="0017b03a"/>
    </style:style>
    <style:style style:name="T10" style:family="text">
      <style:text-properties officeooo:rsid="0019e66c"/>
    </style:style>
    <style:style style:name="T11" style:family="text">
      <style:text-properties officeooo:rsid="001bf07c"/>
    </style:style>
    <style:style style:name="T12" style:family="text">
      <style:text-properties officeooo:rsid="001cb5f8"/>
    </style:style>
    <style:style style:name="T13" style:family="text">
      <style:text-properties officeooo:rsid="001fc6f3"/>
    </style:style>
    <style:style style:name="T14" style:family="text">
      <style:text-properties officeooo:rsid="002217d0"/>
    </style:style>
    <style:style style:name="T15" style:family="text">
      <style:text-properties officeooo:rsid="0023f800"/>
    </style:style>
    <style:style style:name="T16" style:family="text">
      <style:text-properties officeooo:rsid="0024e246"/>
    </style:style>
    <style:style style:name="T17" style:family="text">
      <style:text-properties officeooo:rsid="0027548a"/>
    </style:style>
    <style:style style:name="T18" style:family="text">
      <style:text-properties officeooo:rsid="0028db5c"/>
    </style:style>
    <style:style style:name="T19" style:family="text">
      <style:text-properties officeooo:rsid="0029ef84"/>
    </style:style>
    <style:style style:name="T20" style:family="text">
      <style:text-properties officeooo:rsid="002c6fb9"/>
    </style:style>
    <style:style style:name="T21" style:family="text">
      <style:text-properties officeooo:rsid="002d6935"/>
    </style:style>
    <style:style style:name="T22" style:family="text">
      <style:text-properties officeooo:rsid="002f5dc4"/>
    </style:style>
    <style:style style:name="T23" style:family="text">
      <style:text-properties officeooo:rsid="00324e21"/>
    </style:style>
    <style:style style:name="T24" style:family="text">
      <style:text-properties officeooo:rsid="00331d75"/>
    </style:style>
    <style:style style:name="T25" style:family="text">
      <style:text-properties officeooo:rsid="003850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6"><text:span text:style-name="T25">...а, так вот и текём тут себе, да</text:span>...</text:p>
      <text:p text:style-name="P2"><text:s/>или <text:span text:style-name="T24">хулиганский роман в одном, но </text:span>очень длинно<text:span text:style-name="T24">м</text:span> письм<text:span text:style-name="T24">е</text:span>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43">оно — конечно, <text:s text:c="12"/></text:p>
      <text:p text:style-name="P43">хотя, шо ж, <text:s text:c="19"/></text:p>
      <text:p text:style-name="P43">а чуть шо, так <text:s/>сразу, <text:s text:c="3"/></text:p>
      <text:p text:style-name="P43">и — ага! <text:s text:c="24"/></text:p>
      <text:p text:style-name="P43"/>
      <text:p text:style-name="P43">Владимир Шерудило.</text:p>
      <text:p text:style-name="P43"/>
      <text:p text:style-name="P3"/>
      <text:p text:style-name="P3"/>
      <text:p text:style-name="P3"/>
      <text:p text:style-name="P3">Варанда...</text:p>
      <text:p text:style-name="P3">Набор звуков...</text:p>
      <text:p text:style-name="P3">Да и сама она отсюда только слышится.</text:p>
      <text:p text:style-name="P3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4">И давно это с ней?</text:p>
      <text:p text:style-name="P44">Для тебя — всегда.</text:p>
      <text:p text:style-name="P44">Народы пришли — народы ушли, как говорил своим верблюдам великий и мудрый Абу-Лала, а она течёт себе как текла. Горные реки не меняют русла, разве что только названия. Охотники каменного века её по-другому звали.</text:p>
      <text:p text:style-name="P44">Вообще-то, с учётом текучести кадров забредающих на её берега, неизвестно кто сильней изменяется.</text:p>
      <text:p text:style-name="P3"/>
      <text:p text:style-name="P3">И я не первый у неё на берегу, и не последний...</text:p>
      <text:p text:style-name="P3"/>
      <text:p text:style-name="P3">А что оно такое — этот я?</text:p>
      <text:p text:style-name="P3">Такая же струя, но обезвожено расплющенная о данный миг.</text:p>
      <text:p text:style-name="P4">Распят на той дыре, через которую будущее валом валит в прошлое.</text:p>
      <text:p text:style-name="P4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5">Ну, и, конечно, в промежутке <text:span text:style-name="T2">—</text:span> я, застигнутый текущим мигом на берегу Варанды.</text:p>
      <text:p text:style-name="P5"><text:tab/><text:tab/><text:tab/>O, water! We be of one blood — thou and me!..</text:p>
      <text:p text:style-name="P6">Но сколько не выпендривайся начитанным багажом, <text:s/><text:span text:style-name="T3">тягуче ползущему времени абсолютно пофиг, и сумеркам за стенкой моей </text:span><text:span text:style-name="T1">нейлонотканной</text:span><text:span text:style-name="T3"> палаточки очень ещё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<text:soft-page-break/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/>
      <text:p text:style-name="P9">А <text:s/><text:span text:style-name="T4">вот </text:span>мне, как всегда, везёт, <text:span text:style-name="T4">потому что</text:span> тебя в моей жизни <text:s/>куда больше <text:span text:style-name="T4">было</text:span>, чем меня <text:span text:style-name="T4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5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15"><text:soft-page-break/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Утешься этой простой истиной и жди — авось рассосётся тягостное мозженье в яйцах.</text:p>
      <text:p text:style-name="P14">Однако, <text:span text:style-name="T23">что-то меня заносит, </text:span>при дамах об этом не принято. Начну-ка <text:span text:style-name="T12">заново</text:span>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6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6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6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7">в</text:span> право<text:span text:style-name="T7">м</text:span> <text:span text:style-name="T7">конце</text:span> стенка поворачивает под прямым углом, ровно на ширину корыта, <text:span text:style-name="T7">куда</text:span> из неё непрерывно течёт струя родниковой воды, <text:span text:style-name="T7">по пути </text:span>наполняя округлую каменную чашу для людей, <text:span text:style-name="T7">чтоб</text:span> <text:span text:style-name="T7">выливаться</text:span> в ёмкость для скота <text:s/>и, с левого конца, <text:span text:style-name="T7">журчать наземь; а там — куда придётся, под уклон.</text:span></text:p>
      <text:p text:style-name="P28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6"/>
      <text:p text:style-name="P14"/>
      <text:p text:style-name="P14"/>
      <text:p text:style-name="P17">В армянском языке есть два потрясных, по глубине и силе, выражения: «цавыд таним» и «матаг аним».</text:p>
      <text:p text:style-name="P17">Первое дословно означает: «я понесу твою боль». Ровно два слова, а сколько красоты и философского смысла.</text:p>
      <text:p text:style-name="P17">Второе из выражений, типа как, обязательство принести благодарственную жертву — матаг.</text:p>
      <text:p text:style-name="P17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7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7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7">И — обязательное условие — поделиться мясом жертвы с родственниками и соседями.</text:p>
      <text:p text:style-name="P17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7">- Цавыд таним, ты ж за картошку мне не заплатил.</text:p>
      <text:p text:style-name="P17">- Матаг аним, 600 драм ов сотенными монетками только что дал. Посмотри в кармане.</text:p>
      <text:p text:style-name="P17"><text:soft-page-break/>- Цавыд таним, я с утра торгую, в кармане этих соток уйма.</text:p>
      <text:p text:style-name="P17">- Матаг аним, второй раз платить не буду. Пить надо меньше.</text:p>
      <text:p text:style-name="P17"/>
      <text:p text:style-name="P17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7">- Мистер Огольцов!!</text:p>
      <text:p text:style-name="P18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8">- Вы ж нам преподавали! Помните меня? Имя помните?</text:p>
      <text:p text:style-name="P18">- Может, Ануш? - наобум попробовал я, к общему восторгу и гордости, что их Ануш и через много лет помнят по имени.</text:p>
      <text:p text:style-name="P18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8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9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9">Остатки самоконтроля ушли на то, чтоб добрести до росшего неподалёку дуба и помочиться по ту сторону его широкого ствола.</text:p>
      <text:p text:style-name="P19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9">А рыбы страдают морской болезнью?</text:p>
      <text:p text:style-name="P20">Пробудившись среди ночного мрака и холода, <text:span text:style-name="T8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1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1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1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1">Инвентаризация обнаружила <text:span text:style-name="T16">недостачу</text:span> верхнего протеза.</text:p>
      <text:p text:style-name="P21">Я побрёл к дубу. Тупо поколупал палочкой лужицу застылых блёв в развилке корневищ — нету.</text:p>
      <text:p text:style-name="P21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2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2">Мудрые слова — «надо меньше пить», но я давно предупреждал, что пью без тормозов — сколько нáлито. </text:p>
      <text:p text:style-name="P23"><text:soft-page-break/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3">Но сегодня, набирая запас воды в дорогу, я рассмотрел дерево для отчёта тебе.</text:p>
      <text:p text:style-name="P23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3">И я зашёл внутрь дерева и оказался в сум<text:span text:style-name="T9">ере</text:span>чном гроте, куда свет проникает лишь от входа и противуположного выхода. <text:s/><text:span text:style-name="T9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4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4">Насколько исполнимо такое намерение я не знал, но раз есть тропка, то зачем-то же она есть.</text:p>
      <text:p text:style-name="P24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4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4">От леса спускались крохотные на таком расстоянии фигурки пары коней, двух человек и собаки.</text:p>
      <text:p text:style-name="P24">Мы сошлись минут через десять. Кони волокли под гору некрупные стволы деревьев, <text:span text:style-name="T10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5">Углубившись в лес, я встретил ещё одну партию лесорубов. На этот раз из трёх лошадей с тремя же мужиками и без собаки.</text:p>
      <text:p text:style-name="P25">Мы поздоровались и я спросил смогу ли пройти по тумбам к Сарушену.</text:p>
      <text:p text:style-name="P25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5">Я прошёл и триста метров, и пятьсот — топора не слышно было, должно быть старик устроил перекур с дремотой, или обедал.</text:p>
      <text:p text:style-name="P25">Не доходя до вершины, дорога раздесятерилась на мелкие тропы.</text:p>
      <text:p text:style-name="P25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5">Утомительное занятие, и я двинул в обход вершины, надеясь не пропустить место, где гряду продолжает следующий тумб.</text:p>
      <text:p text:style-name="P25">И вдруг почувствовалась какая-то перемена. Словно тише стало. Странно померк свет.</text:p>
      <text:p text:style-name="P25">И без того нечастые блики солнца исчезли вовсе. Облака там, что ль, сошлись над лесом?</text:p>
      <text:p text:style-name="P26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<text:soft-page-break/>на высоте четырёх-пяти метров в непроницаемую для солнечных лучей массу, наполняя воздух оттенком потусторонней сумеречности.</text:p>
      <text:p text:style-name="P26">Что-то заставило меня оглянуться и я встретился с внимательно пытливым взглядом зверя.</text:p>
      <text:p text:style-name="P26">Шакал? Собака?</text:p>
      <text:p text:style-name="P26">Ах, нет. Посмотри на этот хвост: конечно же, лиса. Возможно — лис, но молодой, не натыкался ещё на охотников.</text:p>
      <text:p text:style-name="P26">- Hey, Fox. I am not young, I'm not a prince. Go your way.</text:p>
      <text:p text:style-name="P26">Я двинулся дальше, уворачиваясь от нитей паутины, обходя, а иногда и продираясь сквозь колючие кусты, а лис шёл следом.</text:p>
      <text:p text:style-name="P26">Кто сказал, что животные отводят глаза?</text:p>
      <text:p text:style-name="P26">Так мы и шли, порой я что-то говорил ему, но он отмалчивался.</text:p>
      <text:p text:style-name="P26">В какой-то момент я снял вещмешок, отломил и бросил ему кусок хлеба.</text:p>
      <text:p text:style-name="P27">Сперва, он словно и не знал как подступиться, но потом съел, держа меня под неослабным контролем.</text:p>
      <text:p text:style-name="P27">Может, рассматривает как потенциальную добычу? Рановато.</text:p>
      <text:p text:style-name="P27">И лишь когда впереди завиднелись наполненные солнцем просветы меж деревьев, он начал озираться и вскоре вовсе пропал.</text:p>
      <text:p text:style-name="P27">Прощай, молодой лис из молодого леса.</text:p>
      <text:p text:style-name="P27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7">Блуждать в поисках тропы к Сарушену мне уже перехотелось и я начал высматривать спуск в покинутую деревню Схторашен.</text:p>
      <text:p text:style-name="P27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9">Деревня Схторашен опустела ещё до войны, потому и крыши не разбиты, и нет следов пожара.</text:p>
      <text:p text:style-name="P29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9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9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9">После пары поворотов плавного серпантина, асфальт взял прямой курс к перевалу из просторной долины Кармир-Шуки.</text:p>
      <text:p text:style-name="P29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9">Соль пота ела глаза,которые уже не <text:span text:style-name="T22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9"><text:span text:style-name="T11">Раза два я сворачивал в сторону — полакомиться чёрными ягодами придорожного моша, </text:span><text:s/><text:span text:style-name="T11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30"><text:soft-page-break/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1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1">Представь себе почти отвесно вздымающееся футбольное поле, поросшее лиственным лесом до самого верха.</text:p>
      <text:p text:style-name="P31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1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1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1">Главное не скатиться в мегаломанию — чем больше, мол, пространства на отдельно взятую душу, тем выше ранг носителя данной души.</text:p>
      <text:p text:style-name="P31">Однажды я листал какой-то лощёный журнал на немецком.</text:p>
      <text:p text:style-name="P31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1">Статья перемежалась красочными снимками, <text:span text:style-name="T13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2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2">А нынче он банкует. Пахан по полной. Счастлив ли?</text:p>
      <text:p text:style-name="P32">Не верю, с оглядкой на выражение лица в том выхоленном парке.</text:p>
      <text:p text:style-name="P32">Ну, а я?</text:p>
      <text:p text:style-name="P32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2">Вопрос, конечно, интересный...</text:p>
      <text:p text:style-name="P32">Жаль нету зеркала — поставить диагноз по выражению лица.</text:p>
      <text:p text:style-name="P32">Место это открылось мне шесть лет назад.</text:p>
      <text:p text:style-name="P32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2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<text:soft-page-break/>за второй курс, трудилась рядом с мамой на должности неоплачиваемой пионервожатой.</text:p>
      <text:p text:style-name="P33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3">В лагерь я попал уже затемно. </text:p>
      <text:p text:style-name="P33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3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3"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3">Чуть в стороне стояла шестиместная палатка воспи<text:span text:style-name="T14">та</text:span>тельниц и ещё одна, совсем маленькая, <text:s/><text:span text:style-name="T14">для директора Шаварша и его жены, а по совместительству фельдшерицы-поварихи лагеря.</text:span></text:p>
      <text:p text:style-name="P34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4">Меня опознали в свете лампы и кликнули Сатэник, а с ней прибежала Рузанна.</text:p>
      <text:p text:style-name="P34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4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4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4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4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5">Составление реляции гипотетическим добродетелям от <text:span text:style-name="T20">непойманных</text:span> грантокрадов прервал восторженный писк притиснувшейся ко мне сбоку Эмки.</text:p>
      <text:p text:style-name="P35">Я погладил её волосы и узкую спинку дошкольницы; о чём-то спрашивал, она отвечала и тоже спрашивала меня о чём-то.</text:p>
      <text:p text:style-name="P35">- А где Ашот? Ты видела его?</text:p>
      <text:p text:style-name="P35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5">Я достал из кармана летней куртки печенье с конфетами и дал Эмке, чтоб она поделилась с Ашотом. Она тихо отошла.</text:p>
      <text:p text:style-name="P35">Потом была трапеза для взрослых.</text:p>
      <text:p text:style-name="P35">Воспитательницы чинно пили вино; директор, физрук, участковый милиционер из соседней деревни и я — тутовую водку.</text:p>
      <text:p text:style-name="P35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5">Группа старшеклассников подошла к Шаваршу за разрешением устроить танцы и тот милостиво позволил отодвинуть отбой на полчаса. </text:p>
      <text:p text:style-name="P35">Я улучил момент спросить Рузанну где Ашот, она ответила, что тот уже спит в палатке и <text:soft-page-break/>вызвалась пойти разбудить, но я сказал, что не надо.</text:p>
      <text:p text:style-name="P35">Старшеклассники отошли к костру — вытанцовывать под музыку из колонки на соседнем с лампой дереве.</text:p>
      <text:p text:style-name="P35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5">Потом директор дал приказ выключить генератор и удалился отдыхать.</text:p>
      <text:p text:style-name="P35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5">извечными анекдотами до часу или двух по полуночи.</text:span></text:p>
      <text:p text:style-name="P36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до Степанакерта.</text:p>
      <text:p text:style-name="P36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6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6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6">К тебе — единственному из всей семьи — отец подойти не захотел.</text:p>
      <text:p text:style-name="P36">Но, как говорится, дело прошлое или, повторяя мудрое изречение моей последней тёщи, Эммы Аршаковны: «Кянгя ли!»</text:p>
      <text:p text:style-name="P37">Что-то малость меня припечалило это уединённо роскошное местечко. Ладно, хватит тоску нагонять.</text:p>
      <text:p text:style-name="P37">Повалялись, а теперь пособираем венвильно дозволяемый сушняк и валежник.</text:p>
      <text:p text:style-name="P37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7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7">Следующие две ходки получаются уже короче, и ещё короче.</text:p>
      <text:p text:style-name="P37">Теперь остаётся наломать дров для костра, где буду печь «пионеров идеал-ал-ал...»</text:p>
      <text:p text:style-name="P37">Делать это приходится голыми руками, поскольку из оружия при мне и ножа даже нет.</text:p>
      <text:p text:style-name="P37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7">Впрочем, без нападения не обошлось.</text:p>
      <text:p text:style-name="P37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7">Ух, и взлаяли ж они у меня над головой!</text:p>
      <text:p text:style-name="P37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7">Мужик завёл было знакомую байду про волков, <text:span text:style-name="T17">но я не церемонясь заявил, что после его псов мне вообще никто не страшен.</text:span></text:p>
      <text:p text:style-name="P38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<text:soft-page-break/>другу.</text:p>
      <text:p text:style-name="P38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8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8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8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8">Но, сколько б я перед тобой не хвастался, вершины номер один в павлиньем хвосте моих бродяжных достижений нет.</text:p>
      <text:p text:style-name="P38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8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8">чтоб картофан дошёл до кондиции.</text:span></text:p>
      <text:p text:style-name="P39">Но это чуть потом, а пока что установлю палатку, а то, вон, солнце уже зашло за крутой тумб и от речки потянуло сумерками.</text:p>
      <text:p text:style-name="P39">Любой из нас, хоть на сколько-нибудь, да пироман.</text:p>
      <text:p text:style-name="P39">Пировали пироманы пирогами с Пиросмани.</text:p>
      <text:p text:style-name="P39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9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9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9">А что тебе видится в открытом огне, или трепетном мерцании распадающихся в уголь чёрно-седых головешек?</text:p>
      <text:p text:style-name="P39">...мы были семенем, ростком, почками, ветвями...</text:p>
      <text:p text:style-name="P39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9">Огонь ест дерево, я ем картошку, меня едят мошки.</text:p>
      <text:p text:style-name="P39">Кто не ест, тот не живёт.</text:p>
      <text:p text:style-name="P39">Даже такие тихони как кристаллы, или, там, сталактиты-сталагмиты, по ходу своего безубойного роста пожирают пространство.</text:p>
      <text:p text:style-name="P40">А вот время сожрать невозможно, поскольку его вовсе нет.</text:p>
      <text:p text:style-name="P40">Время — ржавая селёдка для сбивки с толку простофиль.</text:p>
      <text:p text:style-name="P40">Есть только разные состояния пространства: пространство освещаемое слева — утро, <text:s/>пространство освещённое справа — вечер.</text:p>
      <text:p text:style-name="P40">День единица измерения времени? Чушь собачья!</text:p>
      <text:p text:style-name="P40">День — это разность между двумя состояниями пространства.</text:p>
      <text:p text:style-name="P40">Три яблока минус два яблока будет одно яблоко, а не единица времени.</text:p>
      <text:p text:style-name="P41">Вобщем, ты не особенно пугайся <text:span text:style-name="T19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1">Начинаю городить Чёрт знает какую чушь, или такую несу околёсицу, что бог ногу сломит.</text:p>
      <text:p text:style-name="P42"><text:soft-page-break/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1">опять </text:span>хоть воду вози.</text:p>
      <text:p text:style-name="P29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7-12T12:21:21.700917761</dc:date>
    <dc:creator>sehrguey </dc:creator>
    <meta:editing-duration>PT3H32M2S</meta:editing-duration>
    <meta:editing-cycles>31</meta:editing-cycles>
    <meta:generator>LibreOffice/4.3.3.2$Linux_x86 LibreOffice_project/430m0$Build-2</meta:generator>
    <meta:document-statistic meta:table-count="0" meta:image-count="0" meta:object-count="0" meta:page-count="11" meta:paragraph-count="238" meta:word-count="4743" meta:character-count="31506" meta:non-whitespace-character-count="26746"/>
  </office:meta>
</office:document-meta>
</file>